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1"/>
      <text:p text:style-name="P2">Spett.le Hextech S.p.A.</text:p>
      <text:p text:style-name="P2">Ufficio Marketing</text:p>
      <text:p text:style-name="P2">Via dei Pixel, 88</text:p>
      <text:p text:style-name="P2">20100 Milano (MI)</text:p>
      <text:p text:style-name="P2"/>
      <text:p text:style-name="P2"/>
      <text:p text:style-name="P2"/>
      <text:p text:style-name="P2"/>
      <text:p text:style-name="P3">Ivrea, 20 febbraio 2025</text:p>
      <text:p text:style-name="Standard"/>
      <text:p text:style-name="Standard"/>
      <text:p text:style-name="Standard"/>
      <text:p text:style-name="Standard"/>
      <text:p text:style-name="Standard"><text:s text:c="4"/>Oggetto: proposta di collaborazione per iniziativa eSports scolastica</text:p>
      <text:p text:style-name="Standard"/>
      <text:p text:style-name="Standard"/>
      <text:p text:style-name="Standard"/>
      <text:p text:style-name="Standard"><text:s text:c="4"/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<text:s text:c="4"/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<text:s text:c="4"/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/>
      <text:p text:style-name="Standard"><text:s text:c="3"/>Restiamo a disposizione per concordare un incontro e confidiamo in un vostro riscontro.</text:p>
      <text:p text:style-name="Standard"/>
      <text:p text:style-name="Standard"/>
      <text:p text:style-name="P3">Distinti saluti.</text:p>
      <text:p text:style-name="P3">Enrico Bruno</text:p>
      <text:p text:style-name="P3">Dirigente Scolastico</text:p>
      <text:p text:style-name="Standard">I.I.S. Giovanni Cena – Ivrea</text:p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58:47.85</dc:date>
    <meta:editing-duration>PT39M4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20" meta:word-count="167" meta:character-count="1197"/>
  </office:meta>
</office:document-meta>
</file>